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4.2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8.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8cm" svg:height="2cm" svg:x="8.5cm" svg:y="1.2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2cm" svg:x="6.5cm" svg:y="11.5cm">
          <text:p text:style-name="P1"><text:span text:style-name="T1">Comprobar dragón </text:span></text:p>
          <text:p text:style-name="P1"><text:span text:style-name="T1">amistoso o hambri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2cm" svg:x="6.5cm" svg:y="8cm">
          <text:p text:style-name="P1"><text:span text:style-name="T1">Jugadora elige una cuev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2cm" svg:x="6.5cm" svg:y="4.6cm">
          <text:p text:style-name="P1"><text:span text:style-name="T1">Mostrar introduc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cm" svg:x="8.5cm" svg:y="21.9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2cm" svg:x="6.5cm" svg:y="18.4cm">
          <text:p text:style-name="P1"><text:span text:style-name="T1">Ofrece jugar de nuev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cm" svg:height="2cm" svg:x="3.4cm" svg:y="14.95cm">
          <text:p text:style-name="P1"><text:span text:style-name="T1">Jugadora Gana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cm" svg:height="2cm" svg:x="11.5cm" svg:y="14.95cm">
          <text:p text:style-name="P1"><text:span text:style-name="T1">Jugadora Pier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9cm" svg:y1="3.2cm" svg:x2="10.9cm" svg:y2="4.6cm">
          <text:p/>
        </draw:line>
        <draw:line draw:style-name="gr4" draw:text-style-name="P3" draw:layer="layout" svg:x1="10.9cm" svg:y1="6.6cm" svg:x2="10.9cm" svg:y2="8cm">
          <text:p/>
        </draw:line>
        <draw:line draw:style-name="gr4" draw:text-style-name="P3" draw:layer="layout" svg:x1="10.9cm" svg:y1="10.075cm" svg:x2="10.9cm" svg:y2="11.475cm">
          <text:p/>
        </draw:line>
        <draw:line draw:style-name="gr4" draw:text-style-name="P3" draw:layer="layout" svg:x1="7.2cm" svg:y1="13.537cm" svg:x2="7.2cm" svg:y2="14.937cm">
          <text:p/>
        </draw:line>
        <draw:line draw:style-name="gr4" draw:text-style-name="P3" draw:layer="layout" svg:x1="14.5cm" svg:y1="13.537cm" svg:x2="14.5cm" svg:y2="14.937cm">
          <text:p/>
        </draw:line>
        <draw:line draw:style-name="gr4" draw:text-style-name="P3" draw:layer="layout" svg:x1="10.9cm" svg:y1="20.45cm" svg:x2="10.9cm" svg:y2="21.85cm">
          <text:p/>
        </draw:line>
        <draw:line draw:style-name="gr4" draw:text-style-name="P3" draw:layer="layout" svg:x1="14.5cm" svg:y1="17.025cm" svg:x2="14.5cm" svg:y2="18.425cm">
          <text:p/>
        </draw:line>
        <draw:line draw:style-name="gr4" draw:text-style-name="P3" draw:layer="layout" svg:x1="7.2cm" svg:y1="17cm" svg:x2="7.2cm" svg:y2="18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8T19:54:07.270652715</meta:creation-date>
    <dc:date>2020-03-28T21:04:50.946886833</dc:date>
    <dc:creator>Jaime Gutierrez</dc:creator>
    <meta:editing-duration>PT19M52S</meta:editing-duration>
    <meta:editing-cycles>2</meta:editing-cycles>
    <meta:generator>LibreOffice/6.4.1.2$Linux_X86_64 LibreOffice_project/40$Build-2</meta:generator>
    <meta:document-statistic meta:object-count="16"/>
  </office:meta>
</office:document-meta>
</file>